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1" svg:font-family="'Liberation Sans'" style:font-pitch="variable"/>
    <style:font-face style:name="Migu 1M" svg:font-family="'Migu 1M'" style:font-pitch="variable"/>
    <style:font-face style:name="Migu 1M1" svg:font-family="'Migu 1M'" style:font-adornments="標準" style:font-pitch="variable"/>
    <style:font-face style:name="DejaVu Sans Mono1" svg:font-family="'DejaVu Sans Mono'" style:font-family-generic="modern" style:font-pitch="variable"/>
    <style:font-face style:name="TakaoPGothic1" svg:font-family="TakaoPGothic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linecap="round" draw:fill="gradient" draw:fill-gradient-name="Tango_20_Blue" draw:textarea-horizontal-align="left" draw:textarea-vertical-align="top" draw:auto-grow-height="false" fo:min-height="0cm" fo:min-width="0cm"/>
    </style:style>
    <style:style style:name="gr2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left" draw:textarea-vertical-align="top" draw:auto-grow-height="false" fo:min-height="0cm" fo:min-width="0cm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6" style:family="graphic" style:parent-style-name="standard">
      <style:graphic-properties draw:stroke="none" svg:stroke-width="0cm" svg:stroke-color="#cfe7f5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style:font-name="Migu 1M1" fo:font-size="18pt" fo:font-weight="normal" style:font-name-asian="DejaVu Sans Mono" style:font-size-asian="18pt" style:font-size-complex="18pt" style:font-relief="none"/>
    </style:style>
    <style:style style:name="T1" style:family="text">
      <style:text-properties fo:color="#ffff99" style:font-name="Migu 1M1" fo:font-size="18pt" fo:font-weight="normal" style:font-name-asian="DejaVu Sans Mono" style:font-size-asian="18pt" style:font-size-complex="18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cm" svg:height="10.1cm" svg:x="1cm" svg:y="1cm">
          <text:p text:style-name="P1">MIDS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2cm" svg:x="1.5cm" svg:y="2cm">
          <text:p text:style-name="P1"><text:span text:style-name="T1">RU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9cm" svg:height="1.5cm" svg:x="1.45cm" svg:y="4.2cm">
          <text:p text:style-name="P1"><text:span text:style-name="T1">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2" draw:layer="layout" svg:width="10cm" svg:height="2cm" svg:x="1.5cm" svg:y="6.6cm">
            <text:p text:style-name="P1"><text:span text:style-name="T1">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cm" svg:height="1.5cm" svg:x="4.499cm" svg:y="7.1cm">
            <text:p text:style-name="P1"><text:span text:style-name="T1">BACKWARD 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2" draw:layer="layout" svg:width="10cm" svg:height="2cm" svg:x="1.5cm" svg:y="8.8cm">
          <text:p text:style-name="P1"><text:span text:style-name="T1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2" draw:layer="layout" svg:width="10cm" svg:height="2.2cm" svg:x="1.5cm" svg:y="4.2cm" svg:viewBox="0 0 10001 2201" svg:d="M5466 0h4168c183 0 367 183 367 366v1417 50 284c0 42-42 84-84 84h-9834c-42 0-83-42-83-84v-334c0-42 41-83 83-83h4063c18-10 39-15 63-15 23 0 41 1 56 5 9 2 19 5 29 10h167c18-10 39-15 63-15 25 0 46 5 63 15h159v-8h52v8h224l-2-8h54l2 8h24v-1334c0-183 183-366 366-366z">
          <text:p text:style-name="P2"/>
        </draw:path>
        <draw:custom-shape draw:style-name="gr6" draw:text-style-name="P2" draw:layer="layout" svg:width="4.9cm" svg:height="1.5cm" svg:x="6.6cm" svg:y="4.201cm">
          <text:p text:style-name="P1"><text:span text:style-name="T1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1" svg:font-family="'Liberation Sans'" style:font-pitch="variable"/>
    <style:font-face style:name="Migu 1M" svg:font-family="'Migu 1M'" style:font-pitch="variable"/>
    <style:font-face style:name="Migu 1M1" svg:font-family="'Migu 1M'" style:font-adornments="標準" style:font-pitch="variable"/>
    <style:font-face style:name="DejaVu Sans Mono1" svg:font-family="'DejaVu Sans Mono'" style:font-family-generic="modern" style:font-pitch="variable"/>
    <style:font-face style:name="TakaoPGothic1" svg:font-family="TakaoPGothic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09:29:52.299402124</meta:creation-date>
    <dc:date>2015-03-04T05:20:05.960089171</dc:date>
    <meta:editing-duration>PT14M14S</meta:editing-duration>
    <meta:editing-cycles>6</meta:editing-cycles>
    <meta:generator>LibreOffice/4.2.7.2$Linux_X86_64 LibreOffice_project/420m0$Build-2</meta:generator>
    <meta:document-statistic meta:object-count="9"/>
  </office:meta>
</office:document-meta>
</file>